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aa42b35f770591a00bafdfde987cc53c" style:family="table-column">
      <style:table-column-properties fo:break-before="auto" style:use-optimal-column-width="false" style:column-width="6cm"/>
    </style:style>
    <style:style style:name="odsStyleTableColumn-591b33dfaaace37f705d19e19329fd59" style:family="table-column">
      <style:table-column-properties fo:break-before="auto" style:use-optimal-column-width="false" style:column-width="5cm"/>
    </style:style>
    <style:style style:name="odsStyleTableColumn-692aa5147d0402e6dee03feff41291b3" style:family="table-column">
      <style:table-column-properties fo:break-before="auto" style:use-optimal-column-width="false" style:column-width="3cm"/>
    </style:style>
    <style:style style:name="odsStyleTableCell-a90499b3e7c4ba6498e8cb6afacb6774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2a4e6e48e602bf112ecde0d5fcc80c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3b0531cd5cdfcfd0f4c0c9b835e899bf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8447984b01cf714d3dcd67aa52a7ea55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8b3dd53cdbde608dac9ef7f17b7989b5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a13b9c3832e00062b46cbc5765215e67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aa42b35f770591a00bafdfde987cc53c" table:default-cell-style-name="Default"/>
        <table:table-column table:style-name="odsStyleTableColumn-591b33dfaaace37f705d19e19329fd59" table:default-cell-style-name="Default"/>
        <table:table-column table:style-name="odsStyleTableColumn-692aa5147d0402e6dee03feff41291b3" table:default-cell-style-name="Default"/>
        <table:table-column table:style-name="odsStyleTableColumn-692aa5147d0402e6dee03feff41291b3" table:default-cell-style-name="Default"/>
        <table:table-column table:style-name="odsStyleTableColumn-692aa5147d0402e6dee03feff41291b3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a90499b3e7c4ba6498e8cb6afacb6774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2a4e6e48e602bf112ecde0d5fcc80c16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2a4e6e48e602bf112ecde0d5fcc80c16" table:number-columns-spanned="5" table:number-rows-spanned="1" office:value-type="string">
            <text:p>TABLA No. 33-24</text:p>
          </table:table-cell>
          <table:covered-table-cell table:number-columns-repeated="4"/>
        </table:table-row>
        <table:table-row table:style-name="ro1">
          <table:table-cell table:style-name="odsStyleTableCell-2a4e6e48e602bf112ecde0d5fcc80c16" table:number-columns-spanned="5" table:number-rows-spanned="1" office:value-type="string">
            <text:p>TABLA DE COTIZACIONES DEL 20 DE FEBRERO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2a4e6e48e602bf112ecde0d5fcc80c16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3b0531cd5cdfcfd0f4c0c9b835e899bf" office:value-type="string">
            <text:p>PAIS</text:p>
          </table:table-cell>
          <table:table-cell table:style-name="odsStyleTableCell-3b0531cd5cdfcfd0f4c0c9b835e899bf" office:value-type="string">
            <text:p>UNIDAD MONETARIA</text:p>
          </table:table-cell>
          <table:table-cell table:style-name="odsStyleTableCell-3b0531cd5cdfcfd0f4c0c9b835e899bf" office:value-type="string">
            <text:p>MONEDA</text:p>
          </table:table-cell>
          <table:table-cell table:style-name="odsStyleTableCell-3b0531cd5cdfcfd0f4c0c9b835e899bf" office:value-type="string">
            <text:p>TIPO DE CAMBIO EN Bs POR UNIDAD DE MONEDA EXTRANJERA</text:p>
          </table:table-cell>
          <table:table-cell table:style-name="odsStyleTableCell-3b0531cd5cdfcfd0f4c0c9b835e899bf" office:value-type="string">
            <text:p>TIPO DE CAMBIO EN M.E.</text:p>
          </table:table-cell>
        </table:table-row>
        <table:table-row table:style-name="ro1">
          <table:table-cell table:style-name="odsStyleTableCell-8447984b01cf714d3dcd67aa52a7ea55" office:value-type="string">
            <text:p>ESTADOS UNIDOS</text:p>
          </table:table-cell>
          <table:table-cell table:style-name="odsStyleTableCell-8447984b01cf714d3dcd67aa52a7ea55" office:value-type="string">
            <text:p>DOLAR VENTA</text:p>
          </table:table-cell>
          <table:table-cell table:style-name="odsStyleTableCell-8447984b01cf714d3dcd67aa52a7ea55" office:value-type="string">
            <text:p>USD.VENTA</text:p>
          </table:table-cell>
          <table:table-cell table:style-name="odsStyleTableCell-8b3dd53cdbde608dac9ef7f17b7989b5" office:value-type="string">
            <text:p>6.96000</text:p>
          </table:table-cell>
          <table:table-cell table:style-name="odsStyleTableCell-8b3dd53cdbde608dac9ef7f17b7989b5" office:value-type="string">
            <text:p/>
          </table:table-cell>
        </table:table-row>
        <table:table-row table:style-name="ro1">
          <table:table-cell table:style-name="odsStyleTableCell-8447984b01cf714d3dcd67aa52a7ea55" office:value-type="string">
            <text:p>ESTADOS UNIDOS</text:p>
          </table:table-cell>
          <table:table-cell table:style-name="odsStyleTableCell-8447984b01cf714d3dcd67aa52a7ea55" office:value-type="string">
            <text:p>DOLAR COMPRA</text:p>
          </table:table-cell>
          <table:table-cell table:style-name="odsStyleTableCell-8447984b01cf714d3dcd67aa52a7ea55" office:value-type="string">
            <text:p>USD.COMPRA</text:p>
          </table:table-cell>
          <table:table-cell table:style-name="odsStyleTableCell-8b3dd53cdbde608dac9ef7f17b7989b5" office:value-type="string">
            <text:p>6.86000</text:p>
          </table:table-cell>
          <table:table-cell table:style-name="odsStyleTableCell-8b3dd53cdbde608dac9ef7f17b7989b5" office:value-type="string">
            <text:p/>
          </table:table-cell>
        </table:table-row>
        <table:table-row table:style-name="ro1">
          <table:table-cell table:style-name="odsStyleTableCell-8447984b01cf714d3dcd67aa52a7ea55" office:value-type="string">
            <text:p>UNION EUROPEA</text:p>
          </table:table-cell>
          <table:table-cell table:style-name="odsStyleTableCell-8447984b01cf714d3dcd67aa52a7ea55" office:value-type="string">
            <text:p>EURO</text:p>
          </table:table-cell>
          <table:table-cell table:style-name="odsStyleTableCell-8447984b01cf714d3dcd67aa52a7ea55" office:value-type="string">
            <text:p>EUR</text:p>
          </table:table-cell>
          <table:table-cell table:style-name="odsStyleTableCell-8b3dd53cdbde608dac9ef7f17b7989b5" office:value-type="string">
            <text:p>7.39647</text:p>
          </table:table-cell>
          <table:table-cell table:style-name="odsStyleTableCell-8b3dd53cdbde608dac9ef7f17b7989b5" office:value-type="string">
            <text:p>0.92747</text:p>
          </table:table-cell>
        </table:table-row>
        <table:table-row table:style-name="ro1">
          <table:table-cell table:style-name="odsStyleTableCell-8447984b01cf714d3dcd67aa52a7ea55" office:value-type="string">
            <text:p>JAPON</text:p>
          </table:table-cell>
          <table:table-cell table:style-name="odsStyleTableCell-8447984b01cf714d3dcd67aa52a7ea55" office:value-type="string">
            <text:p>YEN</text:p>
          </table:table-cell>
          <table:table-cell table:style-name="odsStyleTableCell-8447984b01cf714d3dcd67aa52a7ea55" office:value-type="string">
            <text:p>JPY</text:p>
          </table:table-cell>
          <table:table-cell table:style-name="odsStyleTableCell-8b3dd53cdbde608dac9ef7f17b7989b5" office:value-type="string">
            <text:p>0.04569</text:p>
          </table:table-cell>
          <table:table-cell table:style-name="odsStyleTableCell-8b3dd53cdbde608dac9ef7f17b7989b5" office:value-type="string">
            <text:p>150.14000</text:p>
          </table:table-cell>
        </table:table-row>
        <table:table-row table:style-name="ro1">
          <table:table-cell table:style-name="odsStyleTableCell-8447984b01cf714d3dcd67aa52a7ea55" office:value-type="string">
            <text:p>ARABIA SAUDITA</text:p>
          </table:table-cell>
          <table:table-cell table:style-name="odsStyleTableCell-8447984b01cf714d3dcd67aa52a7ea55" office:value-type="string">
            <text:p>RIYAL SAUDÍ</text:p>
          </table:table-cell>
          <table:table-cell table:style-name="odsStyleTableCell-8447984b01cf714d3dcd67aa52a7ea55" office:value-type="string">
            <text:p>SAR</text:p>
          </table:table-cell>
          <table:table-cell table:style-name="odsStyleTableCell-8b3dd53cdbde608dac9ef7f17b7989b5" office:value-type="string">
            <text:p>1.82914</text:p>
          </table:table-cell>
          <table:table-cell table:style-name="odsStyleTableCell-8b3dd53cdbde608dac9ef7f17b7989b5" office:value-type="string">
            <text:p>3.75040</text:p>
          </table:table-cell>
        </table:table-row>
        <table:table-row table:style-name="ro1">
          <table:table-cell table:style-name="odsStyleTableCell-8447984b01cf714d3dcd67aa52a7ea55" office:value-type="string">
            <text:p>ARGELIA</text:p>
          </table:table-cell>
          <table:table-cell table:style-name="odsStyleTableCell-8447984b01cf714d3dcd67aa52a7ea55" office:value-type="string">
            <text:p>DINAR ARGELINO</text:p>
          </table:table-cell>
          <table:table-cell table:style-name="odsStyleTableCell-8447984b01cf714d3dcd67aa52a7ea55" office:value-type="string">
            <text:p>DZD</text:p>
          </table:table-cell>
          <table:table-cell table:style-name="odsStyleTableCell-8b3dd53cdbde608dac9ef7f17b7989b5" office:value-type="string">
            <text:p>0.05100</text:p>
          </table:table-cell>
          <table:table-cell table:style-name="odsStyleTableCell-8b3dd53cdbde608dac9ef7f17b7989b5" office:value-type="string">
            <text:p>134.50150</text:p>
          </table:table-cell>
        </table:table-row>
        <table:table-row table:style-name="ro1">
          <table:table-cell table:style-name="odsStyleTableCell-8447984b01cf714d3dcd67aa52a7ea55" office:value-type="string">
            <text:p>ARGENTINA</text:p>
          </table:table-cell>
          <table:table-cell table:style-name="odsStyleTableCell-8447984b01cf714d3dcd67aa52a7ea55" office:value-type="string">
            <text:p>PESO</text:p>
          </table:table-cell>
          <table:table-cell table:style-name="odsStyleTableCell-8447984b01cf714d3dcd67aa52a7ea55" office:value-type="string">
            <text:p>ARS</text:p>
          </table:table-cell>
          <table:table-cell table:style-name="odsStyleTableCell-8b3dd53cdbde608dac9ef7f17b7989b5" office:value-type="string">
            <text:p>0.00820</text:p>
          </table:table-cell>
          <table:table-cell table:style-name="odsStyleTableCell-8b3dd53cdbde608dac9ef7f17b7989b5" office:value-type="string">
            <text:p>836.74990</text:p>
          </table:table-cell>
        </table:table-row>
        <table:table-row table:style-name="ro1">
          <table:table-cell table:style-name="odsStyleTableCell-8447984b01cf714d3dcd67aa52a7ea55" office:value-type="string">
            <text:p>AUSTRALIA</text:p>
          </table:table-cell>
          <table:table-cell table:style-name="odsStyleTableCell-8447984b01cf714d3dcd67aa52a7ea55" office:value-type="string">
            <text:p>DÓLAR</text:p>
          </table:table-cell>
          <table:table-cell table:style-name="odsStyleTableCell-8447984b01cf714d3dcd67aa52a7ea55" office:value-type="string">
            <text:p>AUD</text:p>
          </table:table-cell>
          <table:table-cell table:style-name="odsStyleTableCell-8b3dd53cdbde608dac9ef7f17b7989b5" office:value-type="string">
            <text:p>4.48712</text:p>
          </table:table-cell>
          <table:table-cell table:style-name="odsStyleTableCell-8b3dd53cdbde608dac9ef7f17b7989b5" office:value-type="string">
            <text:p>1.52882</text:p>
          </table:table-cell>
        </table:table-row>
        <table:table-row table:style-name="ro1">
          <table:table-cell table:style-name="odsStyleTableCell-8447984b01cf714d3dcd67aa52a7ea55" office:value-type="string">
            <text:p>BRASIL</text:p>
          </table:table-cell>
          <table:table-cell table:style-name="odsStyleTableCell-8447984b01cf714d3dcd67aa52a7ea55" office:value-type="string">
            <text:p>REAL</text:p>
          </table:table-cell>
          <table:table-cell table:style-name="odsStyleTableCell-8447984b01cf714d3dcd67aa52a7ea55" office:value-type="string">
            <text:p>BRL</text:p>
          </table:table-cell>
          <table:table-cell table:style-name="odsStyleTableCell-8b3dd53cdbde608dac9ef7f17b7989b5" office:value-type="string">
            <text:p>1.38290</text:p>
          </table:table-cell>
          <table:table-cell table:style-name="odsStyleTableCell-8b3dd53cdbde608dac9ef7f17b7989b5" office:value-type="string">
            <text:p>4.96060</text:p>
          </table:table-cell>
        </table:table-row>
        <table:table-row table:style-name="ro1">
          <table:table-cell table:style-name="odsStyleTableCell-8447984b01cf714d3dcd67aa52a7ea55" office:value-type="string">
            <text:p>CANADA</text:p>
          </table:table-cell>
          <table:table-cell table:style-name="odsStyleTableCell-8447984b01cf714d3dcd67aa52a7ea55" office:value-type="string">
            <text:p>DÓLAR</text:p>
          </table:table-cell>
          <table:table-cell table:style-name="odsStyleTableCell-8447984b01cf714d3dcd67aa52a7ea55" office:value-type="string">
            <text:p>CAD</text:p>
          </table:table-cell>
          <table:table-cell table:style-name="odsStyleTableCell-8b3dd53cdbde608dac9ef7f17b7989b5" office:value-type="string">
            <text:p>5.08525</text:p>
          </table:table-cell>
          <table:table-cell table:style-name="odsStyleTableCell-8b3dd53cdbde608dac9ef7f17b7989b5" office:value-type="string">
            <text:p>1.34900</text:p>
          </table:table-cell>
        </table:table-row>
        <table:table-row table:style-name="ro1">
          <table:table-cell table:style-name="odsStyleTableCell-8447984b01cf714d3dcd67aa52a7ea55" office:value-type="string">
            <text:p>CHILE</text:p>
          </table:table-cell>
          <table:table-cell table:style-name="odsStyleTableCell-8447984b01cf714d3dcd67aa52a7ea55" office:value-type="string">
            <text:p>PESO</text:p>
          </table:table-cell>
          <table:table-cell table:style-name="odsStyleTableCell-8447984b01cf714d3dcd67aa52a7ea55" office:value-type="string">
            <text:p>CLP</text:p>
          </table:table-cell>
          <table:table-cell table:style-name="odsStyleTableCell-8b3dd53cdbde608dac9ef7f17b7989b5" office:value-type="string">
            <text:p>0.00710</text:p>
          </table:table-cell>
          <table:table-cell table:style-name="odsStyleTableCell-8b3dd53cdbde608dac9ef7f17b7989b5" office:value-type="string">
            <text:p>966.31000</text:p>
          </table:table-cell>
        </table:table-row>
        <table:table-row table:style-name="ro1">
          <table:table-cell table:style-name="odsStyleTableCell-8447984b01cf714d3dcd67aa52a7ea55" office:value-type="string">
            <text:p>COLOMBIA</text:p>
          </table:table-cell>
          <table:table-cell table:style-name="odsStyleTableCell-8447984b01cf714d3dcd67aa52a7ea55" office:value-type="string">
            <text:p>PESO</text:p>
          </table:table-cell>
          <table:table-cell table:style-name="odsStyleTableCell-8447984b01cf714d3dcd67aa52a7ea55" office:value-type="string">
            <text:p>COP</text:p>
          </table:table-cell>
          <table:table-cell table:style-name="odsStyleTableCell-8b3dd53cdbde608dac9ef7f17b7989b5" office:value-type="string">
            <text:p>0.00175</text:p>
          </table:table-cell>
          <table:table-cell table:style-name="odsStyleTableCell-8b3dd53cdbde608dac9ef7f17b7989b5" office:value-type="string">
            <text:p>3,915.02000</text:p>
          </table:table-cell>
        </table:table-row>
        <table:table-row table:style-name="ro1">
          <table:table-cell table:style-name="odsStyleTableCell-8447984b01cf714d3dcd67aa52a7ea55" office:value-type="string">
            <text:p>COREA DEL SUR</text:p>
          </table:table-cell>
          <table:table-cell table:style-name="odsStyleTableCell-8447984b01cf714d3dcd67aa52a7ea55" office:value-type="string">
            <text:p>WON</text:p>
          </table:table-cell>
          <table:table-cell table:style-name="odsStyleTableCell-8447984b01cf714d3dcd67aa52a7ea55" office:value-type="string">
            <text:p>KRW</text:p>
          </table:table-cell>
          <table:table-cell table:style-name="odsStyleTableCell-8b3dd53cdbde608dac9ef7f17b7989b5" office:value-type="string">
            <text:p>0.00514</text:p>
          </table:table-cell>
          <table:table-cell table:style-name="odsStyleTableCell-8b3dd53cdbde608dac9ef7f17b7989b5" office:value-type="string">
            <text:p>1,335.06000</text:p>
          </table:table-cell>
        </table:table-row>
        <table:table-row table:style-name="ro1">
          <table:table-cell table:style-name="odsStyleTableCell-8447984b01cf714d3dcd67aa52a7ea55" office:value-type="string">
            <text:p>COSTA RICA</text:p>
          </table:table-cell>
          <table:table-cell table:style-name="odsStyleTableCell-8447984b01cf714d3dcd67aa52a7ea55" office:value-type="string">
            <text:p>COLON COSTARRICENSE</text:p>
          </table:table-cell>
          <table:table-cell table:style-name="odsStyleTableCell-8447984b01cf714d3dcd67aa52a7ea55" office:value-type="string">
            <text:p>CRC</text:p>
          </table:table-cell>
          <table:table-cell table:style-name="odsStyleTableCell-8b3dd53cdbde608dac9ef7f17b7989b5" office:value-type="string">
            <text:p>0.01330</text:p>
          </table:table-cell>
          <table:table-cell table:style-name="odsStyleTableCell-8b3dd53cdbde608dac9ef7f17b7989b5" office:value-type="string">
            <text:p>515.76000</text:p>
          </table:table-cell>
        </table:table-row>
        <table:table-row table:style-name="ro1">
          <table:table-cell table:style-name="odsStyleTableCell-8447984b01cf714d3dcd67aa52a7ea55" office:value-type="string">
            <text:p>REPUBLICA CHECA</text:p>
          </table:table-cell>
          <table:table-cell table:style-name="odsStyleTableCell-8447984b01cf714d3dcd67aa52a7ea55" office:value-type="string">
            <text:p>CORONA CHECA</text:p>
          </table:table-cell>
          <table:table-cell table:style-name="odsStyleTableCell-8447984b01cf714d3dcd67aa52a7ea55" office:value-type="string">
            <text:p>CZK</text:p>
          </table:table-cell>
          <table:table-cell table:style-name="odsStyleTableCell-8b3dd53cdbde608dac9ef7f17b7989b5" office:value-type="string">
            <text:p>0.29031</text:p>
          </table:table-cell>
          <table:table-cell table:style-name="odsStyleTableCell-8b3dd53cdbde608dac9ef7f17b7989b5" office:value-type="string">
            <text:p>23.62970</text:p>
          </table:table-cell>
        </table:table-row>
        <table:table-row table:style-name="ro1">
          <table:table-cell table:style-name="odsStyleTableCell-8447984b01cf714d3dcd67aa52a7ea55" office:value-type="string">
            <text:p>DINAMARCA</text:p>
          </table:table-cell>
          <table:table-cell table:style-name="odsStyleTableCell-8447984b01cf714d3dcd67aa52a7ea55" office:value-type="string">
            <text:p>CORONA</text:p>
          </table:table-cell>
          <table:table-cell table:style-name="odsStyleTableCell-8447984b01cf714d3dcd67aa52a7ea55" office:value-type="string">
            <text:p>DKK</text:p>
          </table:table-cell>
          <table:table-cell table:style-name="odsStyleTableCell-8b3dd53cdbde608dac9ef7f17b7989b5" office:value-type="string">
            <text:p>0.99229</text:p>
          </table:table-cell>
          <table:table-cell table:style-name="odsStyleTableCell-8b3dd53cdbde608dac9ef7f17b7989b5" office:value-type="string">
            <text:p>6.91330</text:p>
          </table:table-cell>
        </table:table-row>
        <table:table-row table:style-name="ro1">
          <table:table-cell table:style-name="odsStyleTableCell-8447984b01cf714d3dcd67aa52a7ea55" office:value-type="string">
            <text:p>ECUADOR</text:p>
          </table:table-cell>
          <table:table-cell table:style-name="odsStyleTableCell-8447984b01cf714d3dcd67aa52a7ea55" office:value-type="string">
            <text:p>DÓLAR</text:p>
          </table:table-cell>
          <table:table-cell table:style-name="odsStyleTableCell-8447984b01cf714d3dcd67aa52a7ea55" office:value-type="string">
            <text:p>USD</text:p>
          </table:table-cell>
          <table:table-cell table:style-name="odsStyleTableCell-8b3dd53cdbde608dac9ef7f17b7989b5" office:value-type="string">
            <text:p>6.86000</text:p>
          </table:table-cell>
          <table:table-cell table:style-name="odsStyleTableCell-8b3dd53cdbde608dac9ef7f17b7989b5" office:value-type="string">
            <text:p>1.00000</text:p>
          </table:table-cell>
        </table:table-row>
        <table:table-row table:style-name="ro1">
          <table:table-cell table:style-name="odsStyleTableCell-8447984b01cf714d3dcd67aa52a7ea55" office:value-type="string">
            <text:p>EMIRATOS ARABES</text:p>
          </table:table-cell>
          <table:table-cell table:style-name="odsStyleTableCell-8447984b01cf714d3dcd67aa52a7ea55" office:value-type="string">
            <text:p>DIRHAM</text:p>
          </table:table-cell>
          <table:table-cell table:style-name="odsStyleTableCell-8447984b01cf714d3dcd67aa52a7ea55" office:value-type="string">
            <text:p>AED</text:p>
          </table:table-cell>
          <table:table-cell table:style-name="odsStyleTableCell-8b3dd53cdbde608dac9ef7f17b7989b5" office:value-type="string">
            <text:p>1.86773</text:p>
          </table:table-cell>
          <table:table-cell table:style-name="odsStyleTableCell-8b3dd53cdbde608dac9ef7f17b7989b5" office:value-type="string">
            <text:p>3.67290</text:p>
          </table:table-cell>
        </table:table-row>
        <table:table-row table:style-name="ro1">
          <table:table-cell table:style-name="odsStyleTableCell-8447984b01cf714d3dcd67aa52a7ea55" office:value-type="string">
            <text:p>FILIPINAS</text:p>
          </table:table-cell>
          <table:table-cell table:style-name="odsStyleTableCell-8447984b01cf714d3dcd67aa52a7ea55" office:value-type="string">
            <text:p>PESO FILIPINO</text:p>
          </table:table-cell>
          <table:table-cell table:style-name="odsStyleTableCell-8447984b01cf714d3dcd67aa52a7ea55" office:value-type="string">
            <text:p>PHP</text:p>
          </table:table-cell>
          <table:table-cell table:style-name="odsStyleTableCell-8b3dd53cdbde608dac9ef7f17b7989b5" office:value-type="string">
            <text:p>0.12235</text:p>
          </table:table-cell>
          <table:table-cell table:style-name="odsStyleTableCell-8b3dd53cdbde608dac9ef7f17b7989b5" office:value-type="string">
            <text:p>56.06700</text:p>
          </table:table-cell>
        </table:table-row>
        <table:table-row table:style-name="ro1">
          <table:table-cell table:style-name="odsStyleTableCell-8447984b01cf714d3dcd67aa52a7ea55" office:value-type="string">
            <text:p>HAITÍ</text:p>
          </table:table-cell>
          <table:table-cell table:style-name="odsStyleTableCell-8447984b01cf714d3dcd67aa52a7ea55" office:value-type="string">
            <text:p>GOURDE</text:p>
          </table:table-cell>
          <table:table-cell table:style-name="odsStyleTableCell-8447984b01cf714d3dcd67aa52a7ea55" office:value-type="string">
            <text:p>HTG</text:p>
          </table:table-cell>
          <table:table-cell table:style-name="odsStyleTableCell-8b3dd53cdbde608dac9ef7f17b7989b5" office:value-type="string">
            <text:p>0.05216</text:p>
          </table:table-cell>
          <table:table-cell table:style-name="odsStyleTableCell-8b3dd53cdbde608dac9ef7f17b7989b5" office:value-type="string">
            <text:p>131.50870</text:p>
          </table:table-cell>
        </table:table-row>
        <table:table-row table:style-name="ro1">
          <table:table-cell table:style-name="odsStyleTableCell-8447984b01cf714d3dcd67aa52a7ea55" office:value-type="string">
            <text:p>HONG KONG</text:p>
          </table:table-cell>
          <table:table-cell table:style-name="odsStyleTableCell-8447984b01cf714d3dcd67aa52a7ea55" office:value-type="string">
            <text:p>DÓLAR</text:p>
          </table:table-cell>
          <table:table-cell table:style-name="odsStyleTableCell-8447984b01cf714d3dcd67aa52a7ea55" office:value-type="string">
            <text:p>HKD</text:p>
          </table:table-cell>
          <table:table-cell table:style-name="odsStyleTableCell-8b3dd53cdbde608dac9ef7f17b7989b5" office:value-type="string">
            <text:p>0.87717</text:p>
          </table:table-cell>
          <table:table-cell table:style-name="odsStyleTableCell-8b3dd53cdbde608dac9ef7f17b7989b5" office:value-type="string">
            <text:p>7.82060</text:p>
          </table:table-cell>
        </table:table-row>
        <table:table-row table:style-name="ro1">
          <table:table-cell table:style-name="odsStyleTableCell-8447984b01cf714d3dcd67aa52a7ea55" office:value-type="string">
            <text:p>INDIA</text:p>
          </table:table-cell>
          <table:table-cell table:style-name="odsStyleTableCell-8447984b01cf714d3dcd67aa52a7ea55" office:value-type="string">
            <text:p>RUPIA</text:p>
          </table:table-cell>
          <table:table-cell table:style-name="odsStyleTableCell-8447984b01cf714d3dcd67aa52a7ea55" office:value-type="string">
            <text:p>INR</text:p>
          </table:table-cell>
          <table:table-cell table:style-name="odsStyleTableCell-8b3dd53cdbde608dac9ef7f17b7989b5" office:value-type="string">
            <text:p>0.08264</text:p>
          </table:table-cell>
          <table:table-cell table:style-name="odsStyleTableCell-8b3dd53cdbde608dac9ef7f17b7989b5" office:value-type="string">
            <text:p>83.01500</text:p>
          </table:table-cell>
        </table:table-row>
        <table:table-row table:style-name="ro1">
          <table:table-cell table:style-name="odsStyleTableCell-8447984b01cf714d3dcd67aa52a7ea55" office:value-type="string">
            <text:p>INDONESIA</text:p>
          </table:table-cell>
          <table:table-cell table:style-name="odsStyleTableCell-8447984b01cf714d3dcd67aa52a7ea55" office:value-type="string">
            <text:p>RUPIA INDONESIA</text:p>
          </table:table-cell>
          <table:table-cell table:style-name="odsStyleTableCell-8447984b01cf714d3dcd67aa52a7ea55" office:value-type="string">
            <text:p>IDR</text:p>
          </table:table-cell>
          <table:table-cell table:style-name="odsStyleTableCell-8b3dd53cdbde608dac9ef7f17b7989b5" office:value-type="string">
            <text:p>0.00044</text:p>
          </table:table-cell>
          <table:table-cell table:style-name="odsStyleTableCell-8b3dd53cdbde608dac9ef7f17b7989b5" office:value-type="string">
            <text:p>15,630.00000</text:p>
          </table:table-cell>
        </table:table-row>
        <table:table-row table:style-name="ro1">
          <table:table-cell table:style-name="odsStyleTableCell-8447984b01cf714d3dcd67aa52a7ea55" office:value-type="string">
            <text:p>ISRAEL</text:p>
          </table:table-cell>
          <table:table-cell table:style-name="odsStyleTableCell-8447984b01cf714d3dcd67aa52a7ea55" office:value-type="string">
            <text:p>NUEVO SÉQUEL</text:p>
          </table:table-cell>
          <table:table-cell table:style-name="odsStyleTableCell-8447984b01cf714d3dcd67aa52a7ea55" office:value-type="string">
            <text:p>ILS</text:p>
          </table:table-cell>
          <table:table-cell table:style-name="odsStyleTableCell-8b3dd53cdbde608dac9ef7f17b7989b5" office:value-type="string">
            <text:p>1.88819</text:p>
          </table:table-cell>
          <table:table-cell table:style-name="odsStyleTableCell-8b3dd53cdbde608dac9ef7f17b7989b5" office:value-type="string">
            <text:p>3.63310</text:p>
          </table:table-cell>
        </table:table-row>
        <table:table-row table:style-name="ro1">
          <table:table-cell table:style-name="odsStyleTableCell-8447984b01cf714d3dcd67aa52a7ea55" office:value-type="string">
            <text:p>MALASIA</text:p>
          </table:table-cell>
          <table:table-cell table:style-name="odsStyleTableCell-8447984b01cf714d3dcd67aa52a7ea55" office:value-type="string">
            <text:p>RINGGIT MALAYO</text:p>
          </table:table-cell>
          <table:table-cell table:style-name="odsStyleTableCell-8447984b01cf714d3dcd67aa52a7ea55" office:value-type="string">
            <text:p>MYR</text:p>
          </table:table-cell>
          <table:table-cell table:style-name="odsStyleTableCell-8b3dd53cdbde608dac9ef7f17b7989b5" office:value-type="string">
            <text:p>1.43305</text:p>
          </table:table-cell>
          <table:table-cell table:style-name="odsStyleTableCell-8b3dd53cdbde608dac9ef7f17b7989b5" office:value-type="string">
            <text:p>4.78700</text:p>
          </table:table-cell>
        </table:table-row>
        <table:table-row table:style-name="ro1">
          <table:table-cell table:style-name="odsStyleTableCell-8447984b01cf714d3dcd67aa52a7ea55" office:value-type="string">
            <text:p>MEXICO</text:p>
          </table:table-cell>
          <table:table-cell table:style-name="odsStyleTableCell-8447984b01cf714d3dcd67aa52a7ea55" office:value-type="string">
            <text:p>PESO</text:p>
          </table:table-cell>
          <table:table-cell table:style-name="odsStyleTableCell-8447984b01cf714d3dcd67aa52a7ea55" office:value-type="string">
            <text:p>MXN</text:p>
          </table:table-cell>
          <table:table-cell table:style-name="odsStyleTableCell-8b3dd53cdbde608dac9ef7f17b7989b5" office:value-type="string">
            <text:p>0.40263</text:p>
          </table:table-cell>
          <table:table-cell table:style-name="odsStyleTableCell-8b3dd53cdbde608dac9ef7f17b7989b5" office:value-type="string">
            <text:p>17.03790</text:p>
          </table:table-cell>
        </table:table-row>
        <table:table-row table:style-name="ro1">
          <table:table-cell table:style-name="odsStyleTableCell-8447984b01cf714d3dcd67aa52a7ea55" office:value-type="string">
            <text:p>NORUEGA</text:p>
          </table:table-cell>
          <table:table-cell table:style-name="odsStyleTableCell-8447984b01cf714d3dcd67aa52a7ea55" office:value-type="string">
            <text:p>CORONA</text:p>
          </table:table-cell>
          <table:table-cell table:style-name="odsStyleTableCell-8447984b01cf714d3dcd67aa52a7ea55" office:value-type="string">
            <text:p>NOK</text:p>
          </table:table-cell>
          <table:table-cell table:style-name="odsStyleTableCell-8b3dd53cdbde608dac9ef7f17b7989b5" office:value-type="string">
            <text:p>0.65430</text:p>
          </table:table-cell>
          <table:table-cell table:style-name="odsStyleTableCell-8b3dd53cdbde608dac9ef7f17b7989b5" office:value-type="string">
            <text:p>10.48450</text:p>
          </table:table-cell>
        </table:table-row>
        <table:table-row table:style-name="ro1">
          <table:table-cell table:style-name="odsStyleTableCell-8447984b01cf714d3dcd67aa52a7ea55" office:value-type="string">
            <text:p>PANAMÁ</text:p>
          </table:table-cell>
          <table:table-cell table:style-name="odsStyleTableCell-8447984b01cf714d3dcd67aa52a7ea55" office:value-type="string">
            <text:p>BALBOA</text:p>
          </table:table-cell>
          <table:table-cell table:style-name="odsStyleTableCell-8447984b01cf714d3dcd67aa52a7ea55" office:value-type="string">
            <text:p>PAB</text:p>
          </table:table-cell>
          <table:table-cell table:style-name="odsStyleTableCell-8b3dd53cdbde608dac9ef7f17b7989b5" office:value-type="string">
            <text:p>6.86000</text:p>
          </table:table-cell>
          <table:table-cell table:style-name="odsStyleTableCell-8b3dd53cdbde608dac9ef7f17b7989b5" office:value-type="string">
            <text:p>1.00000</text:p>
          </table:table-cell>
        </table:table-row>
        <table:table-row table:style-name="ro1">
          <table:table-cell table:style-name="odsStyleTableCell-8447984b01cf714d3dcd67aa52a7ea55" office:value-type="string">
            <text:p>PARAGUAY</text:p>
          </table:table-cell>
          <table:table-cell table:style-name="odsStyleTableCell-8447984b01cf714d3dcd67aa52a7ea55" office:value-type="string">
            <text:p>GUARANI</text:p>
          </table:table-cell>
          <table:table-cell table:style-name="odsStyleTableCell-8447984b01cf714d3dcd67aa52a7ea55" office:value-type="string">
            <text:p>PYG</text:p>
          </table:table-cell>
          <table:table-cell table:style-name="odsStyleTableCell-8b3dd53cdbde608dac9ef7f17b7989b5" office:value-type="string">
            <text:p>0.00094</text:p>
          </table:table-cell>
          <table:table-cell table:style-name="odsStyleTableCell-8b3dd53cdbde608dac9ef7f17b7989b5" office:value-type="string">
            <text:p>7,302.00000</text:p>
          </table:table-cell>
        </table:table-row>
        <table:table-row table:style-name="ro1">
          <table:table-cell table:style-name="odsStyleTableCell-8447984b01cf714d3dcd67aa52a7ea55" office:value-type="string">
            <text:p>PERU</text:p>
          </table:table-cell>
          <table:table-cell table:style-name="odsStyleTableCell-8447984b01cf714d3dcd67aa52a7ea55" office:value-type="string">
            <text:p>NUEVO SOL</text:p>
          </table:table-cell>
          <table:table-cell table:style-name="odsStyleTableCell-8447984b01cf714d3dcd67aa52a7ea55" office:value-type="string">
            <text:p>PEN</text:p>
          </table:table-cell>
          <table:table-cell table:style-name="odsStyleTableCell-8b3dd53cdbde608dac9ef7f17b7989b5" office:value-type="string">
            <text:p>1.80688</text:p>
          </table:table-cell>
          <table:table-cell table:style-name="odsStyleTableCell-8b3dd53cdbde608dac9ef7f17b7989b5" office:value-type="string">
            <text:p>3.79660</text:p>
          </table:table-cell>
        </table:table-row>
        <table:table-row table:style-name="ro1">
          <table:table-cell table:style-name="odsStyleTableCell-8447984b01cf714d3dcd67aa52a7ea55" office:value-type="string">
            <text:p>REINO UNIDO</text:p>
          </table:table-cell>
          <table:table-cell table:style-name="odsStyleTableCell-8447984b01cf714d3dcd67aa52a7ea55" office:value-type="string">
            <text:p>LIBRA</text:p>
          </table:table-cell>
          <table:table-cell table:style-name="odsStyleTableCell-8447984b01cf714d3dcd67aa52a7ea55" office:value-type="string">
            <text:p>GBP</text:p>
          </table:table-cell>
          <table:table-cell table:style-name="odsStyleTableCell-8b3dd53cdbde608dac9ef7f17b7989b5" office:value-type="string">
            <text:p>8.64361</text:p>
          </table:table-cell>
          <table:table-cell table:style-name="odsStyleTableCell-8b3dd53cdbde608dac9ef7f17b7989b5" office:value-type="string">
            <text:p>0.79365</text:p>
          </table:table-cell>
        </table:table-row>
        <table:table-row table:style-name="ro1">
          <table:table-cell table:style-name="odsStyleTableCell-8447984b01cf714d3dcd67aa52a7ea55" office:value-type="string">
            <text:p>REPÚBLICA DOMINICANA</text:p>
          </table:table-cell>
          <table:table-cell table:style-name="odsStyleTableCell-8447984b01cf714d3dcd67aa52a7ea55" office:value-type="string">
            <text:p>PESO DOMINICANO</text:p>
          </table:table-cell>
          <table:table-cell table:style-name="odsStyleTableCell-8447984b01cf714d3dcd67aa52a7ea55" office:value-type="string">
            <text:p>DOP</text:p>
          </table:table-cell>
          <table:table-cell table:style-name="odsStyleTableCell-8b3dd53cdbde608dac9ef7f17b7989b5" office:value-type="string">
            <text:p>0.11694</text:p>
          </table:table-cell>
          <table:table-cell table:style-name="odsStyleTableCell-8b3dd53cdbde608dac9ef7f17b7989b5" office:value-type="string">
            <text:p>58.66100</text:p>
          </table:table-cell>
        </table:table-row>
        <table:table-row table:style-name="ro1">
          <table:table-cell table:style-name="odsStyleTableCell-8447984b01cf714d3dcd67aa52a7ea55" office:value-type="string">
            <text:p>REP.POPULAR CHINA</text:p>
          </table:table-cell>
          <table:table-cell table:style-name="odsStyleTableCell-8447984b01cf714d3dcd67aa52a7ea55" office:value-type="string">
            <text:p>YUAN RENMINBI OFFSHORE</text:p>
          </table:table-cell>
          <table:table-cell table:style-name="odsStyleTableCell-8447984b01cf714d3dcd67aa52a7ea55" office:value-type="string">
            <text:p>CNH</text:p>
          </table:table-cell>
          <table:table-cell table:style-name="odsStyleTableCell-8b3dd53cdbde608dac9ef7f17b7989b5" office:value-type="string">
            <text:p>0.95122</text:p>
          </table:table-cell>
          <table:table-cell table:style-name="odsStyleTableCell-8b3dd53cdbde608dac9ef7f17b7989b5" office:value-type="string">
            <text:p>7.21180</text:p>
          </table:table-cell>
        </table:table-row>
        <table:table-row table:style-name="ro1">
          <table:table-cell table:style-name="odsStyleTableCell-8447984b01cf714d3dcd67aa52a7ea55" office:value-type="string">
            <text:p>RUSIA</text:p>
          </table:table-cell>
          <table:table-cell table:style-name="odsStyleTableCell-8447984b01cf714d3dcd67aa52a7ea55" office:value-type="string">
            <text:p>RUBLO RUSO</text:p>
          </table:table-cell>
          <table:table-cell table:style-name="odsStyleTableCell-8447984b01cf714d3dcd67aa52a7ea55" office:value-type="string">
            <text:p>RUB</text:p>
          </table:table-cell>
          <table:table-cell table:style-name="odsStyleTableCell-8b3dd53cdbde608dac9ef7f17b7989b5" office:value-type="string">
            <text:p>0.07413</text:p>
          </table:table-cell>
          <table:table-cell table:style-name="odsStyleTableCell-8b3dd53cdbde608dac9ef7f17b7989b5" office:value-type="string">
            <text:p>92.53490</text:p>
          </table:table-cell>
        </table:table-row>
        <table:table-row table:style-name="ro1">
          <table:table-cell table:style-name="odsStyleTableCell-8447984b01cf714d3dcd67aa52a7ea55" office:value-type="string">
            <text:p>SINGAPUR</text:p>
          </table:table-cell>
          <table:table-cell table:style-name="odsStyleTableCell-8447984b01cf714d3dcd67aa52a7ea55" office:value-type="string">
            <text:p>DÓLAR</text:p>
          </table:table-cell>
          <table:table-cell table:style-name="odsStyleTableCell-8447984b01cf714d3dcd67aa52a7ea55" office:value-type="string">
            <text:p>SGD</text:p>
          </table:table-cell>
          <table:table-cell table:style-name="odsStyleTableCell-8b3dd53cdbde608dac9ef7f17b7989b5" office:value-type="string">
            <text:p>5.09772</text:p>
          </table:table-cell>
          <table:table-cell table:style-name="odsStyleTableCell-8b3dd53cdbde608dac9ef7f17b7989b5" office:value-type="string">
            <text:p>1.34570</text:p>
          </table:table-cell>
        </table:table-row>
        <table:table-row table:style-name="ro1">
          <table:table-cell table:style-name="odsStyleTableCell-8447984b01cf714d3dcd67aa52a7ea55" office:value-type="string">
            <text:p>SUDÁFRICA</text:p>
          </table:table-cell>
          <table:table-cell table:style-name="odsStyleTableCell-8447984b01cf714d3dcd67aa52a7ea55" office:value-type="string">
            <text:p>RAND</text:p>
          </table:table-cell>
          <table:table-cell table:style-name="odsStyleTableCell-8447984b01cf714d3dcd67aa52a7ea55" office:value-type="string">
            <text:p>ZAR</text:p>
          </table:table-cell>
          <table:table-cell table:style-name="odsStyleTableCell-8b3dd53cdbde608dac9ef7f17b7989b5" office:value-type="string">
            <text:p>0.36188</text:p>
          </table:table-cell>
          <table:table-cell table:style-name="odsStyleTableCell-8b3dd53cdbde608dac9ef7f17b7989b5" office:value-type="string">
            <text:p>18.95630</text:p>
          </table:table-cell>
        </table:table-row>
        <table:table-row table:style-name="ro1">
          <table:table-cell table:style-name="odsStyleTableCell-8447984b01cf714d3dcd67aa52a7ea55" office:value-type="string">
            <text:p>SUECIA</text:p>
          </table:table-cell>
          <table:table-cell table:style-name="odsStyleTableCell-8447984b01cf714d3dcd67aa52a7ea55" office:value-type="string">
            <text:p>CORONA</text:p>
          </table:table-cell>
          <table:table-cell table:style-name="odsStyleTableCell-8447984b01cf714d3dcd67aa52a7ea55" office:value-type="string">
            <text:p>SEK</text:p>
          </table:table-cell>
          <table:table-cell table:style-name="odsStyleTableCell-8b3dd53cdbde608dac9ef7f17b7989b5" office:value-type="string">
            <text:p>0.66006</text:p>
          </table:table-cell>
          <table:table-cell table:style-name="odsStyleTableCell-8b3dd53cdbde608dac9ef7f17b7989b5" office:value-type="string">
            <text:p>10.39300</text:p>
          </table:table-cell>
        </table:table-row>
        <table:table-row table:style-name="ro1">
          <table:table-cell table:style-name="odsStyleTableCell-8447984b01cf714d3dcd67aa52a7ea55" office:value-type="string">
            <text:p>SUIZA</text:p>
          </table:table-cell>
          <table:table-cell table:style-name="odsStyleTableCell-8447984b01cf714d3dcd67aa52a7ea55" office:value-type="string">
            <text:p>FRANCO</text:p>
          </table:table-cell>
          <table:table-cell table:style-name="odsStyleTableCell-8447984b01cf714d3dcd67aa52a7ea55" office:value-type="string">
            <text:p>CHF</text:p>
          </table:table-cell>
          <table:table-cell table:style-name="odsStyleTableCell-8b3dd53cdbde608dac9ef7f17b7989b5" office:value-type="string">
            <text:p>7.77778</text:p>
          </table:table-cell>
          <table:table-cell table:style-name="odsStyleTableCell-8b3dd53cdbde608dac9ef7f17b7989b5" office:value-type="string">
            <text:p>0.88200</text:p>
          </table:table-cell>
        </table:table-row>
        <table:table-row table:style-name="ro1">
          <table:table-cell table:style-name="odsStyleTableCell-8447984b01cf714d3dcd67aa52a7ea55" office:value-type="string">
            <text:p>TAILANDIA</text:p>
          </table:table-cell>
          <table:table-cell table:style-name="odsStyleTableCell-8447984b01cf714d3dcd67aa52a7ea55" office:value-type="string">
            <text:p>THAI BAHT</text:p>
          </table:table-cell>
          <table:table-cell table:style-name="odsStyleTableCell-8447984b01cf714d3dcd67aa52a7ea55" office:value-type="string">
            <text:p>THB</text:p>
          </table:table-cell>
          <table:table-cell table:style-name="odsStyleTableCell-8b3dd53cdbde608dac9ef7f17b7989b5" office:value-type="string">
            <text:p>0.19052</text:p>
          </table:table-cell>
          <table:table-cell table:style-name="odsStyleTableCell-8b3dd53cdbde608dac9ef7f17b7989b5" office:value-type="string">
            <text:p>36.00700</text:p>
          </table:table-cell>
        </table:table-row>
        <table:table-row table:style-name="ro1">
          <table:table-cell table:style-name="odsStyleTableCell-8447984b01cf714d3dcd67aa52a7ea55" office:value-type="string">
            <text:p>TAIWAN</text:p>
          </table:table-cell>
          <table:table-cell table:style-name="odsStyleTableCell-8447984b01cf714d3dcd67aa52a7ea55" office:value-type="string">
            <text:p>DÓLAR</text:p>
          </table:table-cell>
          <table:table-cell table:style-name="odsStyleTableCell-8447984b01cf714d3dcd67aa52a7ea55" office:value-type="string">
            <text:p>TWD</text:p>
          </table:table-cell>
          <table:table-cell table:style-name="odsStyleTableCell-8b3dd53cdbde608dac9ef7f17b7989b5" office:value-type="string">
            <text:p>0.21848</text:p>
          </table:table-cell>
          <table:table-cell table:style-name="odsStyleTableCell-8b3dd53cdbde608dac9ef7f17b7989b5" office:value-type="string">
            <text:p>31.39900</text:p>
          </table:table-cell>
        </table:table-row>
        <table:table-row table:style-name="ro1">
          <table:table-cell table:style-name="odsStyleTableCell-8447984b01cf714d3dcd67aa52a7ea55" office:value-type="string">
            <text:p>TÚNEZ</text:p>
          </table:table-cell>
          <table:table-cell table:style-name="odsStyleTableCell-8447984b01cf714d3dcd67aa52a7ea55" office:value-type="string">
            <text:p>DINAR TUNECINO</text:p>
          </table:table-cell>
          <table:table-cell table:style-name="odsStyleTableCell-8447984b01cf714d3dcd67aa52a7ea55" office:value-type="string">
            <text:p>TND</text:p>
          </table:table-cell>
          <table:table-cell table:style-name="odsStyleTableCell-8b3dd53cdbde608dac9ef7f17b7989b5" office:value-type="string">
            <text:p>2.19050</text:p>
          </table:table-cell>
          <table:table-cell table:style-name="odsStyleTableCell-8b3dd53cdbde608dac9ef7f17b7989b5" office:value-type="string">
            <text:p>3.13170</text:p>
          </table:table-cell>
        </table:table-row>
        <table:table-row table:style-name="ro1">
          <table:table-cell table:style-name="odsStyleTableCell-8447984b01cf714d3dcd67aa52a7ea55" office:value-type="string">
            <text:p>TURQUÍA</text:p>
          </table:table-cell>
          <table:table-cell table:style-name="odsStyleTableCell-8447984b01cf714d3dcd67aa52a7ea55" office:value-type="string">
            <text:p>LIRA TURCA</text:p>
          </table:table-cell>
          <table:table-cell table:style-name="odsStyleTableCell-8447984b01cf714d3dcd67aa52a7ea55" office:value-type="string">
            <text:p>TRY</text:p>
          </table:table-cell>
          <table:table-cell table:style-name="odsStyleTableCell-8b3dd53cdbde608dac9ef7f17b7989b5" office:value-type="string">
            <text:p>0.22224</text:p>
          </table:table-cell>
          <table:table-cell table:style-name="odsStyleTableCell-8b3dd53cdbde608dac9ef7f17b7989b5" office:value-type="string">
            <text:p>30.86690</text:p>
          </table:table-cell>
        </table:table-row>
        <table:table-row table:style-name="ro1">
          <table:table-cell table:style-name="odsStyleTableCell-8447984b01cf714d3dcd67aa52a7ea55" office:value-type="string">
            <text:p>URUGUAY</text:p>
          </table:table-cell>
          <table:table-cell table:style-name="odsStyleTableCell-8447984b01cf714d3dcd67aa52a7ea55" office:value-type="string">
            <text:p>PESO</text:p>
          </table:table-cell>
          <table:table-cell table:style-name="odsStyleTableCell-8447984b01cf714d3dcd67aa52a7ea55" office:value-type="string">
            <text:p>UYU</text:p>
          </table:table-cell>
          <table:table-cell table:style-name="odsStyleTableCell-8b3dd53cdbde608dac9ef7f17b7989b5" office:value-type="string">
            <text:p>0.17551</text:p>
          </table:table-cell>
          <table:table-cell table:style-name="odsStyleTableCell-8b3dd53cdbde608dac9ef7f17b7989b5" office:value-type="string">
            <text:p>39.08650</text:p>
          </table:table-cell>
        </table:table-row>
        <table:table-row table:style-name="ro1">
          <table:table-cell table:style-name="odsStyleTableCell-8447984b01cf714d3dcd67aa52a7ea55" office:value-type="string">
            <text:p>VENEZUELA</text:p>
          </table:table-cell>
          <table:table-cell table:style-name="odsStyleTableCell-8447984b01cf714d3dcd67aa52a7ea55" office:value-type="string">
            <text:p>BOLIVAR DIGITAL</text:p>
          </table:table-cell>
          <table:table-cell table:style-name="odsStyleTableCell-8447984b01cf714d3dcd67aa52a7ea55" office:value-type="string">
            <text:p>VES</text:p>
          </table:table-cell>
          <table:table-cell table:style-name="odsStyleTableCell-8b3dd53cdbde608dac9ef7f17b7989b5" office:value-type="string">
            <text:p>0.18884</text:p>
          </table:table-cell>
          <table:table-cell table:style-name="odsStyleTableCell-8b3dd53cdbde608dac9ef7f17b7989b5" office:value-type="string">
            <text:p>36.32690</text:p>
          </table:table-cell>
        </table:table-row>
        <table:table-row table:style-name="ro1">
          <table:table-cell table:style-name="odsStyleTableCell-8447984b01cf714d3dcd67aa52a7ea55" office:value-type="string">
            <text:p>VIETNAM</text:p>
          </table:table-cell>
          <table:table-cell table:style-name="odsStyleTableCell-8447984b01cf714d3dcd67aa52a7ea55" office:value-type="string">
            <text:p>DONG</text:p>
          </table:table-cell>
          <table:table-cell table:style-name="odsStyleTableCell-8447984b01cf714d3dcd67aa52a7ea55" office:value-type="string">
            <text:p>VND</text:p>
          </table:table-cell>
          <table:table-cell table:style-name="odsStyleTableCell-8b3dd53cdbde608dac9ef7f17b7989b5" office:value-type="string">
            <text:p>0.00028</text:p>
          </table:table-cell>
          <table:table-cell table:style-name="odsStyleTableCell-8b3dd53cdbde608dac9ef7f17b7989b5" office:value-type="string">
            <text:p>24,526.50000</text:p>
          </table:table-cell>
        </table:table-row>
        <table:table-row table:style-name="ro1">
          <table:table-cell table:style-name="odsStyleTableCell-8447984b01cf714d3dcd67aa52a7ea55" office:value-type="string">
            <text:p/>
          </table:table-cell>
          <table:table-cell table:style-name="odsStyleTableCell-8447984b01cf714d3dcd67aa52a7ea55" office:value-type="string">
            <text:p>DERECHO ESPECIAL DE GIRO</text:p>
          </table:table-cell>
          <table:table-cell table:style-name="odsStyleTableCell-8447984b01cf714d3dcd67aa52a7ea55" office:value-type="string">
            <text:p>USD/D.E.G.</text:p>
          </table:table-cell>
          <table:table-cell table:style-name="odsStyleTableCell-8b3dd53cdbde608dac9ef7f17b7989b5" office:value-type="string">
            <text:p/>
          </table:table-cell>
          <table:table-cell table:style-name="odsStyleTableCell-8b3dd53cdbde608dac9ef7f17b7989b5" office:value-type="string">
            <text:p>1.32476</text:p>
          </table:table-cell>
        </table:table-row>
        <table:table-row table:style-name="ro1">
          <table:table-cell table:style-name="odsStyleTableCell-8447984b01cf714d3dcd67aa52a7ea55" office:value-type="string">
            <text:p/>
          </table:table-cell>
          <table:table-cell table:style-name="odsStyleTableCell-8447984b01cf714d3dcd67aa52a7ea55" office:value-type="string">
            <text:p>UNIDAD DE FOMENTO DE VIVIENDA</text:p>
          </table:table-cell>
          <table:table-cell table:style-name="odsStyleTableCell-8447984b01cf714d3dcd67aa52a7ea55" office:value-type="string">
            <text:p>Bs/UFV</text:p>
          </table:table-cell>
          <table:table-cell table:style-name="odsStyleTableCell-8b3dd53cdbde608dac9ef7f17b7989b5" office:value-type="string">
            <text:p/>
          </table:table-cell>
          <table:table-cell table:style-name="odsStyleTableCell-8b3dd53cdbde608dac9ef7f17b7989b5" office:value-type="string">
            <text:p>2.4812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a4e6e48e602bf112ecde0d5fcc80c16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3b0531cd5cdfcfd0f4c0c9b835e899bf" office:value-type="string">
            <text:p> </text:p>
          </table:table-cell>
          <table:table-cell table:style-name="odsStyleTableCell-3b0531cd5cdfcfd0f4c0c9b835e899bf" office:value-type="string">
            <text:p>UNIDAD MONETARIA</text:p>
          </table:table-cell>
          <table:table-cell table:style-name="odsStyleTableCell-3b0531cd5cdfcfd0f4c0c9b835e899bf" office:value-type="string">
            <text:p>MONEDA</text:p>
          </table:table-cell>
          <table:table-cell table:style-name="odsStyleTableCell-3b0531cd5cdfcfd0f4c0c9b835e899bf" office:value-type="string">
            <text:p>TIPO DE CAMBIO EN M.E.</text:p>
          </table:table-cell>
        </table:table-row>
        <table:table-row table:style-name="ro1">
          <table:table-cell table:style-name="odsStyleTableCell-8447984b01cf714d3dcd67aa52a7ea55" office:value-type="string">
            <text:p>ORO</text:p>
          </table:table-cell>
          <table:table-cell table:style-name="odsStyleTableCell-8447984b01cf714d3dcd67aa52a7ea55" office:value-type="string">
            <text:p>ONZA TROY ORO</text:p>
          </table:table-cell>
          <table:table-cell table:style-name="odsStyleTableCell-8447984b01cf714d3dcd67aa52a7ea55" office:value-type="string">
            <text:p>USD./O.T.F.</text:p>
          </table:table-cell>
          <table:table-cell table:style-name="odsStyleTableCell-8b3dd53cdbde608dac9ef7f17b7989b5" office:value-type="string">
            <text:p>2,017.21000</text:p>
          </table:table-cell>
        </table:table-row>
        <table:table-row table:style-name="ro1">
          <table:table-cell table:style-name="odsStyleTableCell-8447984b01cf714d3dcd67aa52a7ea55" office:value-type="string">
            <text:p>PLATA</text:p>
          </table:table-cell>
          <table:table-cell table:style-name="odsStyleTableCell-8447984b01cf714d3dcd67aa52a7ea55" office:value-type="string">
            <text:p>ONZA TROY PLATA</text:p>
          </table:table-cell>
          <table:table-cell table:style-name="odsStyleTableCell-8447984b01cf714d3dcd67aa52a7ea55" office:value-type="string">
            <text:p>USD./O.T.F.</text:p>
          </table:table-cell>
          <table:table-cell table:style-name="odsStyleTableCell-8b3dd53cdbde608dac9ef7f17b7989b5" office:value-type="string">
            <text:p>23.0232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a4e6e48e602bf112ecde0d5fcc80c16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3b0531cd5cdfcfd0f4c0c9b835e899bf" office:value-type="string">
            <text:p> </text:p>
          </table:table-cell>
          <table:table-cell table:style-name="odsStyleTableCell-3b0531cd5cdfcfd0f4c0c9b835e899bf" office:value-type="string">
            <text:p>1 MES</text:p>
          </table:table-cell>
          <table:table-cell table:style-name="odsStyleTableCell-3b0531cd5cdfcfd0f4c0c9b835e899bf" office:value-type="string">
            <text:p>3 MESES</text:p>
          </table:table-cell>
          <table:table-cell table:style-name="odsStyleTableCell-3b0531cd5cdfcfd0f4c0c9b835e899bf" office:value-type="string">
            <text:p>6 MESES</text:p>
          </table:table-cell>
        </table:table-row>
        <table:table-row table:style-name="ro1">
          <table:table-cell table:style-name="odsStyleTableCell-a13b9c3832e00062b46cbc5765215e67" office:value-type="string">
            <text:p>TASA LIBOR(USD)</text:p>
          </table:table-cell>
          <table:table-cell table:style-name="odsStyleTableCell-8b3dd53cdbde608dac9ef7f17b7989b5" office:value-type="string">
            <text:p>5.43</text:p>
          </table:table-cell>
          <table:table-cell table:style-name="odsStyleTableCell-8b3dd53cdbde608dac9ef7f17b7989b5" office:value-type="string">
            <text:p>5.58</text:p>
          </table:table-cell>
          <table:table-cell table:style-name="odsStyleTableCell-8b3dd53cdbde608dac9ef7f17b7989b5" office:value-type="string">
            <text:p>5.66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447984b01cf714d3dcd67aa52a7ea55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13:16:27</meta:creation-date>
    <meta:generator>ods générator</meta:generator>
    <dc:date>2024-10-16T13:16:27</dc:date>
    <meta:editing-duration>PT1S</meta:editing-duration>
    <meta:editing-cycles>1</meta:editing-cycles>
    <meta:document-statistic meta:table-count="1" meta:cell-count="4" meta:object-count="0"/>
  </office:meta>
</office:document-meta>
</file>